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118in" table:align="left"/>
    </style:style>
    <style:style style:name="Table1.A" style:family="table-column">
      <style:table-column-properties style:column-width="1.0326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1.593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🚀 Day 1: Docker Introduction &amp; Installation</text:h>
      <text:p text:style-name="Horizontal_20_Line"/>
      <text:h text:style-name="Heading_20_3" text:outline-level="3">✅ What is Docker?</text:h>
      <text:p text:style-name="Text_20_body"><text:span text:style-name="Strong_20_Emphasis">Docker</text:span> is a tool that allows you to <text:span text:style-name="Strong_20_Emphasis">package your applications with everything they need</text:span> (code, libraries, settings) into a small unit called a <text:span text:style-name="Strong_20_Emphasis">container</text:span>.</text:p>
      <text:p text:style-name="Text_20_body">📦 <text:span text:style-name="Strong_20_Emphasis">Container = Lightweight, fast, and isolated environment</text:span><text:line-break/>You can run your app on any system that has Docker, and it will behave the same — no "it works on my machine" problems!</text:p>
      <text:p text:style-name="Horizontal_20_Line"/>
      <text:h text:style-name="Heading_20_3" text:outline-level="3">🧱 Containers vs Virtual Machines (VMs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Containers 🐳</text:p>
            </table:table-cell>
            <table:table-cell table:style-name="Table1.A1" office:value-type="string">
              <text:p text:style-name="Table_20_Heading">Virtual Machines 💻</text:p>
            </table:table-cell>
          </table:table-row>
        </table:table-header-rows>
        <table:table-row>
          <table:table-cell table:style-name="Table1.A1" office:value-type="string">
            <text:p text:style-name="Table_20_Contents">Boot time</text:p>
          </table:table-cell>
          <table:table-cell table:style-name="Table1.A1" office:value-type="string">
            <text:p text:style-name="Table_20_Contents">Seconds</text:p>
          </table:table-cell>
          <table:table-cell table:style-name="Table1.A1" office:value-type="string">
            <text:p text:style-name="Table_20_Contents">Minutes</text:p>
          </table:table-cell>
        </table:table-row>
        <table:table-row>
          <table:table-cell table:style-name="Table1.A1" office:value-type="string">
            <text:p text:style-name="Table_20_Contents">Size</text:p>
          </table:table-cell>
          <table:table-cell table:style-name="Table1.A1" office:value-type="string">
            <text:p text:style-name="Table_20_Contents">MBs</text:p>
          </table:table-cell>
          <table:table-cell table:style-name="Table1.A1" office:value-type="string">
            <text:p text:style-name="Table_20_Contents">GBs</text:p>
          </table:table-cell>
        </table:table-row>
        <table:table-row>
          <table:table-cell table:style-name="Table1.A1" office:value-type="string">
            <text:p text:style-name="Table_20_Contents">Isolation level</text:p>
          </table:table-cell>
          <table:table-cell table:style-name="Table1.A1" office:value-type="string">
            <text:p text:style-name="Table_20_Contents">Process-level</text:p>
          </table:table-cell>
          <table:table-cell table:style-name="Table1.A1" office:value-type="string">
            <text:p text:style-name="Table_20_Contents">OS-level</text:p>
          </table:table-cell>
        </table:table-row>
        <table:table-row>
          <table:table-cell table:style-name="Table1.A1" office:value-type="string">
            <text:p text:style-name="Table_20_Contents">OS needed</text:p>
          </table:table-cell>
          <table:table-cell table:style-name="Table1.A1" office:value-type="string">
            <text:p text:style-name="Table_20_Contents">Share host OS kernel</text:p>
          </table:table-cell>
          <table:table-cell table:style-name="Table1.A1" office:value-type="string">
            <text:p text:style-name="Table_20_Contents">Each VM has full OS</text:p>
          </table:table-cell>
        </table:table-row>
        <table:table-row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Table_20_Contents">Faster (lightweight)</text:p>
          </table:table-cell>
          <table:table-cell table:style-name="Table1.A1" office:value-type="string">
            <text:p text:style-name="Table_20_Contents">Slower (heavyweight)</text:p>
          </table:table-cell>
        </table:table-row>
      </table:table>
      <text:p text:style-name="Text_20_body">🧠 <text:span text:style-name="Strong_20_Emphasis">Easy way to remember</text:span>:</text:p>
      <text:list text:style-name="L1">
        <text:list-item>
          <text:p text:style-name="P5">VMs are like full computers.</text:p>
        </text:list-item>
        <text:list-item>
          <text:p text:style-name="P5">Containers are like <text:span text:style-name="Strong_20_Emphasis">apps in a bubble</text:span> — portable and fast.</text:p>
        </text:list-item>
      </text:list>
      <text:p text:style-name="Horizontal_20_Line"/>
      <text:h text:style-name="Heading_20_3" text:outline-level="3">⚙️ Docker Architecture</text:h>
      <text:p text:style-name="Text_20_body">Docker follows a <text:span text:style-name="Strong_20_Emphasis">Client-Server architecture</text:span>.</text:p>
      <text:p text:style-name="Preformatted_20_Text">lua</text:p>
      <text:p text:style-name="Preformatted_20_Text">CopyEdit</text:p>
      <text:p text:style-name="P1"><text:span text:style-name="Source_20_Text">+-------------+ <text:s text:c="8"/>+-------------------+</text:span></text:p>
      <text:p text:style-name="P3"><text:span text:style-name="Source_20_Text">| Docker CLI <text:s/>| -----&gt; <text:s/>| Docker Daemon <text:s text:c="4"/>|</text:span></text:p>
      <text:p text:style-name="P3"><text:span text:style-name="Source_20_Text">| (client) <text:s text:c="3"/>| <text:s text:c="8"/>| (dockerd) <text:s text:c="8"/>|</text:span></text:p>
      <text:p text:style-name="P3"><text:span text:style-name="Source_20_Text">+-------------+ <text:s text:c="8"/>+-------------------+</text:span></text:p>
      <text:p text:style-name="P3"><text:span text:style-name="Source_20_Text"><text:s text:c="29"/>|</text:span></text:p>
      <text:p text:style-name="P3"><text:span text:style-name="Source_20_Text"><text:s text:c="29"/>↓</text:span></text:p>
      <text:p text:style-name="P3"><text:span text:style-name="Source_20_Text"><text:s text:c="16"/>+------------------------+</text:span></text:p>
      <text:p text:style-name="P3"><text:span text:style-name="Source_20_Text"><text:s text:c="16"/>| Images <text:s text:c="2"/>🧱 <text:s text:c="11"/>|</text:span></text:p>
      <text:p text:style-name="P3"><text:span text:style-name="Source_20_Text"><text:s text:c="16"/>| Containers 🐳 <text:s text:c="8"/>|</text:span></text:p>
      <text:p text:style-name="P3"><text:span text:style-name="Source_20_Text"><text:s text:c="16"/>| Volumes <text:s text:c="2"/>💾 <text:s text:c="9"/>|</text:span></text:p>
      <text:p text:style-name="P4"><text:span text:style-name="Source_20_Text"><text:s text:c="16"/>+------------------------+</text:span></text:p>
      <text:list text:style-name="L2">
        <text:list-item>
          <text:p text:style-name="P6"><text:span text:style-name="Strong_20_Emphasis">Docker Client</text:span>: You type commands like <text:span text:style-name="Source_20_Text">docker run</text:span>, <text:span text:style-name="Source_20_Text">docker build</text:span> — the client sends these to the Docker Daemon.</text:p>
        </text:list-item>
        <text:list-item>
          <text:p text:style-name="P6"><text:span text:style-name="Strong_20_Emphasis">Docker Daemon</text:span>: The actual service running on your system that builds, runs, and manages containers.</text:p>
        </text:list-item>
        <text:list-item>
          <text:p text:style-name="P6"><text:span text:style-name="Strong_20_Emphasis">Docker Image</text:span>: A snapshot of your app and environment (read-only).</text:p>
        </text:list-item>
        <text:list-item>
          <text:p text:style-name="P6"><text:soft-page-break/><text:span text:style-name="Strong_20_Emphasis">Docker Container</text:span>: A running instance of an image.</text:p>
        </text:list-item>
        <text:list-item>
          <text:p text:style-name="P6"><text:span text:style-name="Strong_20_Emphasis">Docker Registry</text:span>: Stores images (like GitHub, but for Docker). Example: Docker Hub</text:p>
        </text:list-item>
      </text:list>
      <text:p text:style-name="Horizontal_20_Line"/>
      <text:h text:style-name="Heading_20_3" text:outline-level="3">🛠️ Install Docker on Linux (Ubuntu/Debian)</text:h>
      <text:p text:style-name="Text_20_body">Run these commands one by one in terminal:</text:p>
      <text:p text:style-name="Preformatted_20_Text">bash</text:p>
      <text:p text:style-name="Preformatted_20_Text">CopyEdit</text:p>
      <text:p text:style-name="P1"><text:span text:style-name="Source_20_Text"># 1. Update system</text:span></text:p>
      <text:p text:style-name="P3"><text:span text:style-name="Source_20_Text">sudo apt update</text:span></text:p>
      <text:p text:style-name="P3"/>
      <text:p text:style-name="P3"><text:span text:style-name="Source_20_Text"># 2. Install packages to allow apt to use HTTPS</text:span></text:p>
      <text:p text:style-name="P3"><text:span text:style-name="Source_20_Text">sudo apt install apt-transport-https ca-certificates curl software-properties-common</text:span></text:p>
      <text:p text:style-name="P3"/>
      <text:p text:style-name="P3"><text:span text:style-name="Source_20_Text"># 3. Add Docker GPG key</text:span></text:p>
      <text:p text:style-name="P3"><text:span text:style-name="Source_20_Text">curl -fsSL https://download.docker.com/linux/ubuntu/gpg | sudo gpg --dearmor -o /usr/share/keyrings/docker-archive-keyring.gpg</text:span></text:p>
      <text:p text:style-name="P3"/>
      <text:p text:style-name="P3"><text:span text:style-name="Source_20_Text"># 4. Add Docker repository</text:span></text:p>
      <text:p text:style-name="P3"><text:span text:style-name="Source_20_Text">echo \</text:span></text:p>
      <text:p text:style-name="P3"><text:span text:style-name="Source_20_Text"><text:s text:c="2"/>"deb [arch=$(dpkg --print-architecture) signed-by=/usr/share/keyrings/docker-archive-keyring.gpg] \</text:span></text:p>
      <text:p text:style-name="P3"><text:span text:style-name="Source_20_Text"><text:s text:c="2"/>https://download.docker.com/linux/ubuntu \</text:span></text:p>
      <text:p text:style-name="P3"><text:span text:style-name="Source_20_Text"><text:s text:c="2"/>$(lsb_release -cs) stable" | sudo tee /etc/apt/sources.list.d/docker.list &gt; /dev/null</text:span></text:p>
      <text:p text:style-name="P3"/>
      <text:p text:style-name="P3"><text:span text:style-name="Source_20_Text"># 5. Update and install Docker</text:span></text:p>
      <text:p text:style-name="P3"><text:span text:style-name="Source_20_Text">sudo apt update</text:span></text:p>
      <text:p text:style-name="P3"><text:span text:style-name="Source_20_Text">sudo apt install docker-ce docker-ce-cli containerd.io -y</text:span></text:p>
      <text:p text:style-name="P3"/>
      <text:p text:style-name="P3"><text:span text:style-name="Source_20_Text"># 6. Check Docker version</text:span></text:p>
      <text:p text:style-name="P3"><text:span text:style-name="Source_20_Text">docker --version</text:span></text:p>
      <text:p text:style-name="P3"/>
      <text:p text:style-name="P3"><text:span text:style-name="Source_20_Text"># 7. (Optional) Allow running docker without sudo</text:span></text:p>
      <text:p text:style-name="P4"><text:span text:style-name="Source_20_Text">sudo usermod -aG docker $USER</text:span></text:p>
      <text:p text:style-name="Text_20_body">Then logout and login again.</text:p>
      <text:p text:style-name="Horizontal_20_Line"/>
      <text:h text:style-name="Heading_20_3" text:outline-level="3">🐳 Run your first Docker container</text:h>
      <text:p text:style-name="Preformatted_20_Text">bash</text:p>
      <text:p text:style-name="Preformatted_20_Text">CopyEdit</text:p>
      <text:p text:style-name="P2"><text:span text:style-name="Source_20_Text">docker run hello-world</text:span></text:p>
      <text:p text:style-name="Text_20_body">📦 This downloads the "hello-world" image and runs a container to print a success message.</text:p>
      <text:p text:style-name="Horizontal_20_Line"/>
      <text:h text:style-name="Heading_20_3" text:outline-level="3">🔍 Practice Commands</text:h>
      <text:p text:style-name="Preformatted_20_Text">bash</text:p>
      <text:p text:style-name="Preformatted_20_Text">CopyEdit</text:p>
      <text:p text:style-name="P1"><text:span text:style-name="Source_20_Text">docker --version <text:s text:c="7"/># Check Docker version</text:span></text:p>
      <text:p text:style-name="P4"><text:span text:style-name="Source_20_Text">docker info <text:s text:c="12"/># Show full Docker environment details</text:span></text:p>
      <text:p text:style-name="Horizontal_20_Line"><text:soft-page-break/></text:p>
      <text:h text:style-name="Heading_20_2" text:outline-level="2">🎯 Interview Questions – Day 1</text:h>
      <text:p text:style-name="Text_20_body"><text:span text:style-name="Strong_20_Emphasis">Basic:</text:span></text:p>
      <text:list text:style-name="L3">
        <text:list-item>
          <text:p text:style-name="P7">What is Docker, and why is it useful?</text:p>
        </text:list-item>
        <text:list-item>
          <text:p text:style-name="P7">What is the difference between a Docker image and a Docker container?</text:p>
        </text:list-item>
        <text:list-item>
          <text:p text:style-name="P7">How is a container different from a virtual machine?</text:p>
        </text:list-item>
        <text:list-item>
          <text:p text:style-name="P7">What are the main components of Docker architecture?</text:p>
        </text:list-item>
        <text:list-item>
          <text:p text:style-name="P7">What is Docker Hub?</text:p>
        </text:list-item>
        <text:list-item>
          <text:p text:style-name="P7">What command do you use to check Docker is installed and running?</text:p>
        </text:list-item>
        <text:list-item>
          <text:p text:style-name="P7">What does <text:span text:style-name="Source_20_Text">docker run hello-world</text:span> do?</text:p>
        </text:list-item>
        <text:list-item>
          <text:p text:style-name="P7">What is the Docker daemon?</text:p>
        </text:list-item>
      </text:list>
      <text:p text:style-name="Text_20_body"><text:span text:style-name="Strong_20_Emphasis">Slightly advanced:</text:span></text:p>
      <text:list text:style-name="L4">
        <text:list-item>
          <text:p text:style-name="P8">Can you run Docker without root privileges?</text:p>
        </text:list-item>
        <text:list-item>
          <text:p text:style-name="P8">How does Docker ensure isolation between containers?</text:p>
        </text:list-item>
        <text:list-item>
          <text:p text:style-name="P8">What is the benefit of using Docker over traditional deployment?</text:p>
        </text:list-item>
      </text:list>
      <text:p text:style-name="Horizontal_20_Line"/>
      <text:h text:style-name="Heading_20_2" text:outline-level="2">📝 Homework / Practice</text:h>
      <text:p text:style-name="Text_20_body">Try these:</text:p>
      <text:p text:style-name="Preformatted_20_Text">bash</text:p>
      <text:p text:style-name="Preformatted_20_Text">CopyEdit</text:p>
      <text:p text:style-name="P1"><text:span text:style-name="Source_20_Text">docker run ubuntu echo "Hello from Ubuntu"</text:span></text:p>
      <text:p text:style-name="P4"><text:span text:style-name="Source_20_Text">docker run alpine echo "Alpine container running"</text:span></text:p>
      <text:p text:style-name="Text_20_body">Let me know once you finish these. I’ll guide you for <text:span text:style-name="Strong_20_Emphasis">Day 2: Images &amp; Containers</text:span> nex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9:42:44.937452188</meta:creation-date>
    <dc:date>2025-07-24T19:43:29.171215241</dc:date>
    <meta:editing-duration>PT44S</meta:editing-duration>
    <meta:editing-cycles>1</meta:editing-cycles>
    <meta:document-statistic meta:table-count="1" meta:image-count="0" meta:object-count="0" meta:page-count="3" meta:paragraph-count="100" meta:word-count="563" meta:character-count="3703" meta:non-whitespace-character-count="3029"/>
    <meta:generator>LibreOffice/24.2.7.2$Linux_X86_64 LibreOffice_project/420$Build-2</meta:generator>
  </office:meta>
</office:document-meta>
</file>